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2cm" fo:margin-right="0cm" fo:text-indent="0cm" style:auto-text-indent="false" style:page-number="auto" fo:background-color="transparent"/>
      <style:text-properties fo:color="#c9211e" fo:font-size="22pt" fo:font-weight="normal" officeooo:rsid="00037a11" officeooo:paragraph-rsid="00037a11" style:font-size-asian="19.25pt" style:font-weight-asian="normal" style:font-size-complex="22pt" style:font-weight-complex="normal"/>
    </style:style>
    <style:style style:name="P2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color="#c9211e" fo:font-size="22pt" fo:font-weight="normal" officeooo:rsid="00037a11" officeooo:paragraph-rsid="00037a11" style:font-size-asian="19.25pt" style:font-weight-asian="normal" style:font-size-complex="22pt" style:font-weight-complex="normal"/>
    </style:style>
    <style:style style:name="T1" style:family="text">
      <style:text-properties fo:color="#c9211e"/>
    </style:style>
    <style:style style:name="T2" style:family="text">
      <style:text-properties fo:color="#3624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api_basic.models <text:s/>import Article</text:p>
      <text:p text:style-name="P2">&gt;&gt;&gt; from api_basic.serializers <text:s/>import ArticleSerializer</text:p>
      <text:p text:style-name="P2">&gt;&gt;&gt; from rest_framework.renderers import JSONRenderer</text:p>
      <text:p text:style-name="P2">&gt;&gt;&gt; from rest_framework.parsers import JSONParser </text:p>
      <text:p text:style-name="P2">&gt;&gt;&gt; a=Aritcle(title='Name', authoe='shubham',email='raje@gmail.com'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09:46:33.818798280</meta:creation-date>
    <dc:date>2022-07-01T14:25:53.616020522</dc:date>
    <meta:editing-duration>PT2H48M59S</meta:editing-duration>
    <meta:editing-cycles>1</meta:editing-cycles>
    <meta:document-statistic meta:table-count="0" meta:image-count="0" meta:object-count="0" meta:page-count="1" meta:paragraph-count="5" meta:word-count="22" meta:character-count="264" meta:non-whitespace-character-count="244"/>
    <meta:generator>LibreOffice/6.4.7.2$Linux_X86_64 LibreOffice_project/40$Build-2</meta:generator>
  </office:meta>
</office:document-meta>
</file>